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d58f" officeooo:paragraph-rsid="000dd58f"/>
    </style:style>
    <style:style style:name="P2" style:family="paragraph" style:parent-style-name="Standard">
      <style:text-properties style:font-name="Arial" officeooo:rsid="00134de3" officeooo:paragraph-rsid="00134de3"/>
    </style:style>
    <style:style style:name="P3" style:family="paragraph" style:parent-style-name="Standard">
      <style:text-properties style:font-name="Arial" officeooo:rsid="0014b97e" officeooo:paragraph-rsid="0014b97e"/>
    </style:style>
    <style:style style:name="P4" style:family="paragraph" style:parent-style-name="Standard">
      <style:text-properties style:font-name="Arial" officeooo:rsid="00187ff6" officeooo:paragraph-rsid="00187ff6"/>
    </style:style>
    <style:style style:name="P5" style:family="paragraph" style:parent-style-name="Standard">
      <style:text-properties style:font-name="Arial" officeooo:rsid="001c7203" officeooo:paragraph-rsid="001c7203"/>
    </style:style>
    <style:style style:name="P6" style:family="paragraph" style:parent-style-name="Standard">
      <style:text-properties style:font-name="Arial" officeooo:rsid="0024d674" officeooo:paragraph-rsid="0024d674"/>
    </style:style>
    <style:style style:name="P7" style:family="paragraph" style:parent-style-name="Standard">
      <style:text-properties style:font-name="Arial" officeooo:rsid="002d8583" officeooo:paragraph-rsid="002d8583"/>
    </style:style>
    <style:style style:name="P8" style:family="paragraph" style:parent-style-name="Standard">
      <style:text-properties style:font-name="Arial" officeooo:rsid="002f2731" officeooo:paragraph-rsid="0031f597"/>
    </style:style>
    <style:style style:name="P9" style:family="paragraph" style:parent-style-name="Standard">
      <style:text-properties style:font-name="Arial" officeooo:rsid="0031f597" officeooo:paragraph-rsid="0031f597"/>
    </style:style>
    <style:style style:name="P10" style:family="paragraph" style:parent-style-name="Standard">
      <style:text-properties style:font-name="Arial" officeooo:rsid="00424611" officeooo:paragraph-rsid="00424611"/>
    </style:style>
    <style:style style:name="P11" style:family="paragraph" style:parent-style-name="Standard">
      <style:text-properties style:font-name="Arial" officeooo:rsid="00424611" officeooo:paragraph-rsid="00424611"/>
    </style:style>
    <style:style style:name="P12" style:family="paragraph" style:parent-style-name="Standard">
      <style:text-properties style:font-name="Arial" officeooo:rsid="00532ea4" officeooo:paragraph-rsid="00532ea4"/>
    </style:style>
    <style:style style:name="P13" style:family="paragraph" style:parent-style-name="Standard">
      <style:text-properties style:font-name="Arial" officeooo:rsid="005dfde0" officeooo:paragraph-rsid="005dfde0"/>
    </style:style>
    <style:style style:name="P14" style:family="paragraph" style:parent-style-name="Standard">
      <style:text-properties style:font-name="Arial" officeooo:rsid="0066faeb" officeooo:paragraph-rsid="0066faeb"/>
    </style:style>
    <style:style style:name="P15" style:family="paragraph" style:parent-style-name="Standard">
      <style:text-properties style:font-name="Arial" officeooo:rsid="00679d78" officeooo:paragraph-rsid="00679d78"/>
    </style:style>
    <style:style style:name="P16" style:family="paragraph" style:parent-style-name="Standard">
      <style:text-properties style:font-name="Arial" officeooo:rsid="0068628e" officeooo:paragraph-rsid="0068628e"/>
    </style:style>
    <style:style style:name="P17" style:family="paragraph" style:parent-style-name="Standard">
      <style:text-properties style:font-name="Arial" officeooo:rsid="00692a7f" officeooo:paragraph-rsid="00692a7f"/>
    </style:style>
    <style:style style:name="P18" style:family="paragraph" style:parent-style-name="Standard">
      <style:text-properties style:font-name="Arial" officeooo:rsid="006abd52" officeooo:paragraph-rsid="006abd52"/>
    </style:style>
    <style:style style:name="P19" style:family="paragraph" style:parent-style-name="Standard">
      <style:text-properties style:font-name="Arial" officeooo:rsid="00709cdf" officeooo:paragraph-rsid="00709cdf"/>
    </style:style>
    <style:style style:name="P20" style:family="paragraph" style:parent-style-name="Standard">
      <style:text-properties style:font-name="Arial" officeooo:rsid="0074ae1f" officeooo:paragraph-rsid="0074ae1f"/>
    </style:style>
    <style:style style:name="T1" style:family="text">
      <style:text-properties officeooo:rsid="0040a506"/>
    </style:style>
    <style:style style:name="T2" style:family="text">
      <style:text-properties officeooo:rsid="0057802b"/>
    </style:style>
    <style:style style:name="T3" style:family="text">
      <style:text-properties officeooo:rsid="00601309"/>
    </style:style>
    <style:style style:name="T4" style:family="text">
      <style:text-properties officeooo:rsid="00612d1b"/>
    </style:style>
    <style:style style:name="T5" style:family="text">
      <style:text-properties officeooo:rsid="00635976"/>
    </style:style>
    <style:style style:name="T6" style:family="text">
      <style:text-properties officeooo:rsid="00637aa4"/>
    </style:style>
    <style:style style:name="T7" style:family="text">
      <style:text-properties officeooo:rsid="0075ea72"/>
    </style:style>
    <style:style style:name="T8" style:family="text">
      <style:text-properties officeooo:rsid="00762bf1"/>
    </style:style>
    <style:style style:name="T9" style:family="text">
      <style:text-properties officeooo:rsid="0077c341"/>
    </style:style>
    <style:style style:name="T10" style:family="text">
      <style:text-properties officeooo:rsid="0079bd5a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. 117</text:p>
      <text:p text:style-name="P1">9)</text:p>
      <text:p text:style-name="P1"><draw:frame draw:style-name="fr2" draw:name="Object1" text:anchor-type="as-char" svg:width="0.9126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Object2" text:anchor-type="as-char" svg:width="0.6217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2" draw:name="Object3" text:anchor-type="as-char" svg:width="0.6154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2">a)</text:p>
      <text:p text:style-name="P3"><draw:frame draw:style-name="fr2" draw:name="Object4" text:anchor-type="as-char" svg:width="1.6917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b)</text:p>
      <text:p text:style-name="P3"><draw:frame draw:style-name="fr2" draw:name="Object5" text:anchor-type="as-char" svg:width="0.7492in" svg:height="0.354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2" draw:name="Object6" text:anchor-type="as-char" svg:width="2.4846in" svg:height="0.392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>c)</text:p>
      <text:p text:style-name="P5"><draw:frame draw:style-name="fr2" draw:name="Object7" text:anchor-type="as-char" svg:width="2.4091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><draw:frame draw:style-name="fr2" draw:name="Object8" text:anchor-type="as-char" svg:width="2.539in" svg:height="0.228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7">d)</text:p>
      <text:p text:style-name="P8">ja, <text:span text:style-name="T1">verdoppelt</text:span></text:p>
      <text:p text:style-name="P9">e)</text:p>
      <text:p text:style-name="P10"><draw:frame draw:style-name="fr2" draw:name="Object9" text:anchor-type="as-char" svg:width="0.8307in" svg:height="0.2327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0"><draw:frame draw:style-name="fr2" draw:name="Object10" text:anchor-type="as-char" svg:width="1.2945in" svg:height="0.2075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0"/>
      <text:p text:style-name="P10"/>
      <text:p text:style-name="P10"/>
      <text:p text:style-name="P12">S. <text:span text:style-name="T2">119</text:span></text:p>
      <text:p text:style-name="P13">Gegeben: <text:span text:style-name="T3">F = </text:span><text:span text:style-name="T4">0,003</text:span><text:span text:style-name="T10">N</text:span><text:span text:style-name="T4">; </text:span><text:span text:style-name="T5">s = 0,1m; </text:span><text:span text:style-name="T6">I = 3A</text:span></text:p>
      <text:p text:style-name="P13"/>
      <text:p text:style-name="P13"><draw:frame draw:style-name="fr1" draw:name="Object11" text:anchor-type="as-char" svg:width="0.6264in" svg:height="0.392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><draw:frame draw:style-name="fr1" draw:name="Object12" text:anchor-type="as-char" svg:width="0.7681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3"><draw:frame draw:style-name="fr1" draw:name="Object13" text:anchor-type="as-char" svg:width="0.7508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4">Parallel zum Feld</text:p>
      <text:p text:style-name="P14"/>
      <text:p text:style-name="P14"/>
      <text:p text:style-name="P15">a)</text:p>
      <text:p text:style-name="P16">B = 0 T</text:p>
      <text:p text:style-name="P16"/>
      <text:p text:style-name="P17"/>
      <text:p text:style-name="P18">b)</text:p>
      <text:p text:style-name="P19">s = <draw:frame draw:style-name="fr1" draw:name="Object15" text:anchor-type="as-char" svg:width="0.6161in" svg:height="0.4075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0">F = <text:span text:style-name="T7">0,0003</text:span><text:span text:style-name="T9">N</text:span><text:span text:style-name="T7">; </text:span><text:span text:style-name="T8">I = 3A</text:span></text:p>
      <text:p text:style-name="P18"><draw:frame draw:style-name="fr1" draw:name="Object14" text:anchor-type="as-char" svg:width="1.3429in" svg:height="0.4075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13:06:04.013000000</dc:date>
    <meta:editing-duration>PT2H38M35S</meta:editing-duration>
    <meta:editing-cycles>70</meta:editing-cycles>
    <meta:generator>LibreOffice/7.1.0.3$Windows_X86_64 LibreOffice_project/f6099ecf3d29644b5008cc8f48f42f4a40986e4c</meta:generator>
    <meta:document-statistic meta:table-count="0" meta:image-count="0" meta:object-count="15" meta:page-count="1" meta:paragraph-count="30" meta:word-count="39" meta:character-count="126" meta:non-whitespace-character-count="102"/>
  </office:meta>
</office:document-meta>
</file>

<file path=Object 1/content.xml><?xml version="1.0" encoding="utf-8"?>
<math xmlns="http://www.w3.org/1998/Math/MathML" display="block">
  <semantics>
    <mrow>
      <mrow>
        <msub>
          <mi>A</mi>
          <mn>1</mn>
        </msub>
        <mo stretchy="false">=</mo>
        <mn>300</mn>
      </mrow>
      <msup>
        <mi mathvariant="italic">cm</mi>
        <mn>2</mn>
      </msup>
    </mrow>
    <annotation encoding="StarMath 5.0">A_1 = 300cm^2
</annotation>
  </semantics>
</math>
</file>

<file path=Object 10/content.xml><?xml version="1.0" encoding="utf-8"?>
<math xmlns="http://www.w3.org/1998/Math/MathML" display="block">
  <semantics>
    <mrow>
      <mrow>
        <mi>σ</mi>
        <mo stretchy="false">=</mo>
        <mn>4.427e-7</mn>
      </mrow>
      <mrow>
        <mi>c</mi>
        <mo stretchy="false">/</mo>
        <msup>
          <mi>m</mi>
          <mn>2</mn>
        </msup>
      </mrow>
    </mrow>
    <annotation encoding="StarMath 5.0">%sigma = 4.427e-7 c/m^2</annotation>
  </semantics>
</math>
</file>

<file path=Object 11/content.xml><?xml version="1.0" encoding="utf-8"?>
<math xmlns="http://www.w3.org/1998/Math/MathML" display="block">
  <semantics>
    <mrow>
      <mi>B</mi>
      <mo stretchy="false">=</mo>
      <mfrac>
        <mi>F</mi>
        <mrow>
          <mi>I</mi>
          <mo stretchy="false">∗</mo>
          <mi>s</mi>
        </mrow>
      </mfrac>
    </mrow>
    <annotation encoding="StarMath 5.0">B = F over { I*s }</annotation>
  </semantics>
</math>
</file>

<file path=Object 12/content.xml><?xml version="1.0" encoding="utf-8"?>
<math xmlns="http://www.w3.org/1998/Math/MathML" display="block">
  <semantics>
    <mrow>
      <mi>B</mi>
      <mo stretchy="false">=</mo>
      <mfrac>
        <mn>0.003</mn>
        <mrow>
          <mn>0.1</mn>
          <mo stretchy="false">∗</mo>
          <mn>3</mn>
        </mrow>
      </mfrac>
    </mrow>
    <annotation encoding="StarMath 5.0">B = 0.003 over { 0.1*3 }</annotation>
  </semantics>
</math>
</file>

<file path=Object 13/content.xml><?xml version="1.0" encoding="utf-8"?>
<math xmlns="http://www.w3.org/1998/Math/MathML" display="block">
  <semantics>
    <mrow>
      <mrow>
        <mi>B</mi>
        <mo stretchy="false">=</mo>
        <mn>0.01</mn>
      </mrow>
      <mi>T</mi>
    </mrow>
    <annotation encoding="StarMath 5.0">B = 0.01 T</annotation>
  </semantics>
</math>
</file>

<file path=Object 14/content.xml><?xml version="1.0" encoding="utf-8"?>
<math xmlns="http://www.w3.org/1998/Math/MathML" display="block">
  <semantics>
    <mrow>
      <mrow>
        <mi>B</mi>
        <mo stretchy="false">=</mo>
        <mfrac>
          <msqrt>
            <mn>2</mn>
          </msqrt>
          <mn>100</mn>
        </mfrac>
        <mo stretchy="false">≈</mo>
        <mn>0.0141</mn>
      </mrow>
      <mi>T</mi>
    </mrow>
    <annotation encoding="StarMath 5.0">B = sqrt 2 over 100  approx 0.0141 T</annotation>
  </semantics>
</math>
</file>

<file path=Object 15/content.xml><?xml version="1.0" encoding="utf-8"?>
<math xmlns="http://www.w3.org/1998/Math/MathML" display="block">
  <semantics>
    <mrow>
      <mfrac>
        <msqrt>
          <mn>2</mn>
        </msqrt>
        <mn>2</mn>
      </mfrac>
      <mo stretchy="false">∗</mo>
      <mn>0.1</mn>
    </mrow>
    <annotation encoding="StarMath 5.0">sqrt 2 over 2 * 0.1</annotation>
  </semantics>
</math>
</file>

<file path=Object 2/content.xml><?xml version="1.0" encoding="utf-8"?>
<math xmlns="http://www.w3.org/1998/Math/MathML" display="block">
  <semantics>
    <mrow>
      <mrow>
        <mi>d</mi>
        <mo stretchy="false">=</mo>
        <mn>4</mn>
      </mrow>
      <mi mathvariant="italic">cm</mi>
    </mrow>
    <annotation encoding="StarMath 5.0">d = 4cm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n>2</mn>
      </mrow>
      <mi mathvariant="italic">kv</mi>
    </mrow>
    <annotation encoding="StarMath 5.0">U = 2kv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frac>
          <mi>U</mi>
          <mi>d</mi>
        </mfrac>
        <mo stretchy="false">=</mo>
        <mfrac>
          <mn>2000</mn>
          <mn>0.04</mn>
        </mfrac>
        <mo stretchy="false">=</mo>
        <mn>50</mn>
      </mrow>
      <mrow>
        <mi mathvariant="italic">kv</mi>
        <mo stretchy="false">/</mo>
        <mi>m</mi>
      </mrow>
    </mrow>
    <annotation encoding="StarMath 5.0">E = U over d = 2000 over 0.04 = 50kv/m</annotation>
  </semantics>
</math>
</file>

<file path=Object 5/content.xml><?xml version="1.0" encoding="utf-8"?>
<math xmlns="http://www.w3.org/1998/Math/MathML" display="block">
  <semantics>
    <mrow>
      <mi>E</mi>
      <mo stretchy="false">=</mo>
      <mrow>
        <mfrac>
          <mn>1</mn>
          <msub>
            <mi>ϵ</mi>
            <mi>o</mi>
          </msub>
        </mfrac>
        <mo stretchy="false">∗</mo>
        <mi>σ</mi>
      </mrow>
    </mrow>
    <annotation encoding="StarMath 5.0">E = 1 over %epsilon_o * %sigma </annotation>
  </semantics>
</math>
</file>

<file path=Object 6/content.xml><?xml version="1.0" encoding="utf-8"?>
<math xmlns="http://www.w3.org/1998/Math/MathML" display="block">
  <semantics>
    <mrow>
      <mi>σ</mi>
      <mo stretchy="false">=</mo>
      <mrow>
        <mi>E</mi>
        <mo stretchy="false">/</mo>
        <mn>1</mn>
        <mo stretchy="false">/</mo>
        <msub>
          <mi>ϵ</mi>
          <mn>0</mn>
        </msub>
      </mrow>
      <mo stretchy="false">=</mo>
      <mfrac>
        <mn>50000</mn>
        <mrow>
          <mn>1</mn>
          <mo stretchy="false">/</mo>
          <mn>8.85e-12</mn>
        </mrow>
      </mfrac>
      <mo stretchy="false">=</mo>
      <mn>4.425e-7</mn>
    </mrow>
    <annotation encoding="StarMath 5.0">%sigma = E /  1 / %epsilon_0  = 50000 over {1 / 8.85e-12} = 4.425e-7</annotation>
  </semantics>
</math>
</file>

<file path=Object 7/content.xml><?xml version="1.0" encoding="utf-8"?>
<math xmlns="http://www.w3.org/1998/Math/MathML" display="block">
  <semantics>
    <mrow>
      <mi>Q</mi>
      <mo stretchy="false">=</mo>
      <mrow>
        <mi>σ</mi>
        <mo stretchy="false">∗</mo>
        <mi>A</mi>
      </mrow>
      <mo stretchy="false">=</mo>
      <mrow>
        <mn>4.425e-7</mn>
        <mo stretchy="false">∗</mo>
        <mn>0.03</mn>
      </mrow>
      <mo stretchy="false">=</mo>
      <mn>1.3e-8</mn>
    </mrow>
    <annotation encoding="StarMath 5.0">Q = %sigma * A = 4.425e-7 * 0.03 = 1.3e-8</annotation>
  </semantics>
</math>
</file>

<file path=Object 8/content.xml><?xml version="1.0" encoding="utf-8"?>
<math xmlns="http://www.w3.org/1998/Math/MathML" display="block">
  <semantics>
    <mrow>
      <mrow>
        <mover accent="true">
          <msub>
            <mi>F</mi>
            <mi mathvariant="italic">pr</mi>
          </msub>
          <mo stretchy="false">⃗</mo>
        </mover>
        <mo stretchy="false">=</mo>
        <mrow>
          <msub>
            <mi>q</mi>
            <mi mathvariant="italic">pr</mi>
          </msub>
          <mo stretchy="false">∗</mo>
          <mover accent="true">
            <mi>E</mi>
            <mo stretchy="false">⃗</mo>
          </mover>
        </mrow>
        <mo stretchy="false">=</mo>
        <mrow>
          <mn>1e-8</mn>
          <mo stretchy="false">∗</mo>
          <mn>50000</mn>
        </mrow>
        <mo stretchy="false">=</mo>
        <mn>0.0005</mn>
      </mrow>
      <mi>J</mi>
    </mrow>
    <annotation encoding="StarMath 5.0">vec F_pr = q_pr * vec E = 1e-8 * 50000 = 0.0005 J</annotation>
  </semantics>
</math>
</file>

<file path=Object 9/content.xml><?xml version="1.0" encoding="utf-8"?>
<math xmlns="http://www.w3.org/1998/Math/MathML" display="block">
  <semantics>
    <mrow>
      <mrow>
        <msub>
          <mi>A</mi>
          <mn>2</mn>
        </msub>
        <mo stretchy="false">=</mo>
        <mn>20</mn>
      </mrow>
      <msup>
        <mi mathvariant="italic">cm</mi>
        <mn>2</mn>
      </msup>
    </mrow>
    <annotation encoding="StarMath 5.0">A_2 = 20cm^2</annotation>
  </semantics>
</math>
</file>